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udentmarks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entmarks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t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lugu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hindi</text:p>
          </table:table-cell>
          <table:table-cell table:style-name="ce1" office:value-type="string" calcext:value-type="string">
            <text:p>maths</text:p>
          </table:table-cell>
          <table:table-cell table:style-name="ce1" office:value-type="string" calcext:value-type="string">
            <text:p>science</text:p>
          </table:table-cell>
          <table:table-cell table:style-name="ce1" office:value-type="string" calcext:value-type="string">
            <text:p>social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Ramesh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Rajesh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ossum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Raji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Kalyan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Karthik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Kambl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aveen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Ganesh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Nag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Bisw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Ritchi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Kalyan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shareef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entmarks1" style:display-name="PageStyle_studentmarks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" meta:object-count="0"/>
    <meta:generator>LibreOfficeDev/6.0.5.2$Linux_X86_64 LibreOffice_project/</meta:generator>
  </office:meta>
</office:document-meta>
</file>